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47fa" officeooo:paragraph-rsid="000347fa"/>
    </style:style>
    <style:style style:name="P2" style:family="paragraph" style:parent-style-name="Standard">
      <style:text-properties officeooo:rsid="000347fa" officeooo:paragraph-rsid="0022180e"/>
    </style:style>
    <style:style style:name="P3" style:family="paragraph" style:parent-style-name="Standard">
      <style:text-properties officeooo:rsid="0006f58a" officeooo:paragraph-rsid="0006f58a"/>
    </style:style>
    <style:style style:name="P4" style:family="paragraph" style:parent-style-name="Standard">
      <style:text-properties officeooo:rsid="00083a3a" officeooo:paragraph-rsid="00083a3a"/>
    </style:style>
    <style:style style:name="P5" style:family="paragraph" style:parent-style-name="Standard">
      <style:text-properties officeooo:rsid="000c4d82" officeooo:paragraph-rsid="000c4d82"/>
    </style:style>
    <style:style style:name="P6" style:family="paragraph" style:parent-style-name="Standard">
      <style:text-properties officeooo:rsid="000e8704" officeooo:paragraph-rsid="000e8704"/>
    </style:style>
    <style:style style:name="P7" style:family="paragraph" style:parent-style-name="Standard">
      <style:text-properties officeooo:rsid="000e8704" officeooo:paragraph-rsid="0010be67"/>
    </style:style>
    <style:style style:name="P8" style:family="paragraph" style:parent-style-name="Standard">
      <style:text-properties officeooo:rsid="0010b23c" officeooo:paragraph-rsid="0010b23c"/>
    </style:style>
    <style:style style:name="P9" style:family="paragraph" style:parent-style-name="Standard">
      <style:text-properties officeooo:rsid="0010b23c" officeooo:paragraph-rsid="0012db5d"/>
    </style:style>
    <style:style style:name="P10" style:family="paragraph" style:parent-style-name="Standard">
      <style:text-properties officeooo:rsid="0010be67" officeooo:paragraph-rsid="0010be67"/>
    </style:style>
    <style:style style:name="P11" style:family="paragraph" style:parent-style-name="Standard">
      <style:text-properties officeooo:rsid="00121f6c" officeooo:paragraph-rsid="00121f6c"/>
    </style:style>
    <style:style style:name="P12" style:family="paragraph" style:parent-style-name="Standard">
      <style:text-properties officeooo:rsid="001787a2" officeooo:paragraph-rsid="001787a2"/>
    </style:style>
    <style:style style:name="P13" style:family="paragraph" style:parent-style-name="Standard">
      <style:text-properties officeooo:rsid="0019f1d6" officeooo:paragraph-rsid="0019f1d6"/>
    </style:style>
    <style:style style:name="P14" style:family="paragraph" style:parent-style-name="Standard">
      <style:text-properties officeooo:rsid="001ba0cc" officeooo:paragraph-rsid="001ba0cc"/>
    </style:style>
    <style:style style:name="P15" style:family="paragraph" style:parent-style-name="Standard">
      <style:text-properties officeooo:rsid="00207a4c" officeooo:paragraph-rsid="00207a4c"/>
    </style:style>
    <style:style style:name="T1" style:family="text">
      <style:text-properties officeooo:rsid="00050da3"/>
    </style:style>
    <style:style style:name="T2" style:family="text">
      <style:text-properties officeooo:rsid="000932e1"/>
    </style:style>
    <style:style style:name="T3" style:family="text">
      <style:text-properties officeooo:rsid="000a61f9"/>
    </style:style>
    <style:style style:name="T4" style:family="text">
      <style:text-properties officeooo:rsid="000b7700"/>
    </style:style>
    <style:style style:name="T5" style:family="text">
      <style:text-properties officeooo:rsid="00100771"/>
    </style:style>
    <style:style style:name="T6" style:family="text">
      <style:text-properties officeooo:rsid="0010b23c"/>
    </style:style>
    <style:style style:name="T7" style:family="text">
      <style:text-properties officeooo:rsid="0010be67"/>
    </style:style>
    <style:style style:name="T8" style:family="text">
      <style:text-properties officeooo:rsid="001219e9"/>
    </style:style>
    <style:style style:name="T9" style:family="text">
      <style:text-properties officeooo:rsid="00121f6c"/>
    </style:style>
    <style:style style:name="T10" style:family="text">
      <style:text-properties officeooo:rsid="001269d3"/>
    </style:style>
    <style:style style:name="T11" style:family="text">
      <style:text-properties officeooo:rsid="001281d5"/>
    </style:style>
    <style:style style:name="T12" style:family="text">
      <style:text-properties officeooo:rsid="0014b82d"/>
    </style:style>
    <style:style style:name="T13" style:family="text">
      <style:text-properties officeooo:rsid="0015a081"/>
    </style:style>
    <style:style style:name="T14" style:family="text">
      <style:text-properties officeooo:rsid="0017821f"/>
    </style:style>
    <style:style style:name="T15" style:family="text">
      <style:text-properties officeooo:rsid="0018bf83"/>
    </style:style>
    <style:style style:name="T16" style:family="text">
      <style:text-properties officeooo:rsid="0019f1d6"/>
    </style:style>
    <style:style style:name="T17" style:family="text">
      <style:text-properties officeooo:rsid="001a00df"/>
    </style:style>
    <style:style style:name="T18" style:family="text">
      <style:text-properties officeooo:rsid="001b4c4c"/>
    </style:style>
    <style:style style:name="T19" style:family="text">
      <style:text-properties officeooo:rsid="001c5024"/>
    </style:style>
    <style:style style:name="T20" style:family="text">
      <style:text-properties officeooo:rsid="001de183"/>
    </style:style>
    <style:style style:name="T21" style:family="text">
      <style:text-properties officeooo:rsid="001f77b0"/>
    </style:style>
    <style:style style:name="T22" style:family="text">
      <style:text-properties officeooo:rsid="00215181"/>
    </style:style>
    <style:style style:name="T23" style:family="text">
      <style:text-properties officeooo:rsid="0022180e"/>
    </style:style>
    <style:style style:name="T24" style:family="text">
      <style:text-properties officeooo:rsid="00235d93"/>
    </style:style>
    <style:style style:name="T25" style:family="text">
      <style:text-properties officeooo:rsid="00254544"/>
    </style:style>
    <style:style style:name="T26" style:family="text">
      <style:text-properties officeooo:rsid="0026d685"/>
    </style:style>
    <style:style style:name="T27" style:family="text">
      <style:text-properties officeooo:rsid="00284b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evaporation simulation assumes some basic information about the vacuum system setup that allows for a straight forward approach to estimating the amount of evaporation added to the model at any particular angle.</text:p>
      <text:p text:style-name="P1"/>
      <text:p text:style-name="P1">1. The evaporator contains no ‘chopper’ or mechanical device to disturb the evaporation cloud between the source and the sample surface</text:p>
      <text:p text:style-name="P1">2. The model assumes the evaporation cloud to be uniform upon reaching the surface of the sample</text:p>
      <text:p text:style-name="P1"/>
      <text:p text:style-name="P2">With these two assumptions on how the evaporator is setup a simpler mathematical model of the system can be constructed. <text:span text:style-name="T23">We can then assume that at any point in the model evaporation is added along </text:span><text:span text:style-name="T24">the</text:span><text:span text:style-name="T23"> raycast from </text:span><text:span text:style-name="T24">a</text:span><text:span text:style-name="T23"> </text:span><text:span text:style-name="T24">surface </text:span><text:span text:style-name="T23">point to the source </text:span><text:span text:style-name="T25">and that m</text:span><text:span text:style-name="T24">aterial added does not have any laterally traver</text:span><text:span text:style-name="T25">sal on the surface</text:span><text:span text:style-name="T24">. </text:span><text:span text:style-name="T26">Evaporation rate is then angle dependent of the surface around the point to the raycast as a function of \(sin($\theta$)\). </text:span><text:span text:style-name="T27">At normal angles the full rate of the evaporation is applied.</text:span></text:p>
      <text:p text:style-name="P2"/>
      <text:p text:style-name="P2">The model is then given as a set of initial points representing the major vertices that define the shape of the model as shown in Figures \ref{TODO}. <text:span text:style-name="T1">This is taken and broken into a set of evenly spaced points between all major vertices defined by the programs ‘Model Resolution’. These points are then used to raycast towards the source a given length. The length is defined as the minimum length needed such that if a ray is produced at the corner of the model it would pass through the entirety of the model at any given angle. This is important as if the ray at a specific angle is cast into the model and fails to intersect through a surface it will not be counted as an intersection. This intersection test is applied to all points on the model and is carried out in the GPU. Specifically a NVIDIA GPU using the Numba just in time decorator to pass the function into the GPU with the assist of Numerical Python (NumPy).</text:span></text:p>
      <text:p text:style-name="P1"/>
      <text:p text:style-name="P3">Now as each point is unaware of its surroundings when casting a ray. All line segments within the model needs to be checked against this raycast. Normally this would slow a CPU process to a crawl when the amount of points approaches tens of thousands and beyond. The simulation time would take days and in this instance the modeler would be useless as it would be easier to carry out the evaporation by hand, cleave the sample, and SEM it’s profile to determine the resulting shape. Thus it is critical to pass this test to the GPU. The GTX 980 Ti for instance has 2816 CUDA cores to use. The newer 3080 Ti cards have 10,240 CUDA cores with a memory of 12 GB.</text:p>
      <text:p text:style-name="P3"/>
      <text:p text:style-name="P4">The intersection test function is then defined as follows. A 2D CUDA grid within the GPU is constructed using the shorthand \(i, j = cuda.grid(2)\). The threads per block <text:span text:style-name="T2">(tpb)</text:span> are calculated with respect to the device warp size and blocks per grid <text:span text:style-name="T2">(bpg)</text:span> are then assigned with respect to the size of the incoming data. In this case then number of vertices the model has. <text:span text:style-name="T3">The intersection test is then carrier out on all \(i, j\) threads except for when \(i == j and i == j + 1\). </text:span><text:span text:style-name="T4">Where the test would be intersecting itself and would therefor always fails. The method used follows (CITE) where it is important to check for lines that may be co-linear and overlapping. As a typical intersection test that would yield a defined intersection point would fail where there is more than one intersection point. This returns an array in the GPU simply filled with either 0’s for no intersection or 1’s for a determined intersection.</text:span></text:p>
      <text:p text:style-name="P4"/>
      <text:p text:style-name="P5">(TODO: input math of intersection test here)</text:p>
      <text:p text:style-name="P5"/>
      <text:p text:style-name="P6">The resulting array of values holding the intersection are then again passed to the GPU along with the arrays of the x, y vertices that have been appropriately <text:span text:style-name="T5">spaced</text:span> out defined by the model resolution as explained above. <text:span text:style-name="T6">Each point is then again checked in a 2D CUDA grid where a set of rules determine </text:span><text:soft-page-break/><text:span text:style-name="T6">how material may be added to any particular point. </text:span><text:span text:style-name="T7">The function then adds each \(i \) to a second empty array of math.nan values, replacing the math.nan. </text:span><text:span text:style-name="T14">These rules are as follows:</text:span></text:p>
      <text:p text:style-name="P6"/>
      <text:p text:style-name="P10">For the starting, ending and any point that does not have evaporation, the vertice point is added to the second array as is.</text:p>
      <text:p text:style-name="P7"/>
      <text:p text:style-name="P9">For each set of 3 points \(i – 1, i, i + 1\) <text:span text:style-name="T7">within the bounds of the model the resulting area of these points is calculated. Should the area equal zero or be smaller than what the computer defines as zero, in this case anything smaller than 1e-32 (defined as epsilon). The points are considered to be in a line. The line point takes its nearest neighbors \(i -1 and i + 1\) and calculates a line segme</text:span><text:span text:style-name="T12">n</text:span><text:span text:style-name="T7">t. This segment is then calculated against the </text:span><text:span text:style-name="T8">raycast</text:span><text:span text:style-name="T7"> from the \(i\) point to determine the evaporation angle at this point. The evaporation thickness added at this point is defined as equation (\ref{</text:span><text:span text:style-name="T13">TODO</text:span><text:span text:style-name="T7">}). Where </text:span><text:span text:style-name="T9">$\theta_0$ is the angle between the plane of the sample and the raycast towards the source, </text:span><text:span text:style-name="T7">$\theta_</text:span><text:span text:style-name="T8">1</text:span><text:span text:style-name="T7">$ is the angle between the surface </text:span><text:span text:style-name="T9">of the sample point</text:span><text:span text:style-name="T7"> and the incident raycast. </text:span><text:span text:style-name="T9">See Figure \ref{} for visual of the setup.</text:span><text:span text:style-name="T7"> </text:span><text:span text:style-name="T9">Thickness \(t\) grows in the direction of the raycast $\theta_0$ </text:span><text:span text:style-name="T10">with the value of \(t\) adjusted for the angle of the surface against the incident raycast. </text:span><text:span text:style-name="T11">Thus a surface normal to the evaporation would grow equally with the evaporation rate and surfaces sloped to the evaporation grow proportionally slower with respect to the angle.</text:span></text:p>
      <text:p text:style-name="P8"/>
      <text:p text:style-name="P10">TODO:insert equation(t = sin(theta) * rate)</text:p>
      <text:p text:style-name="P11">Vx = Px[i] + t * sin(\theta_0)</text:p>
      <text:p text:style-name="P11">Vy = Py[i] + t * cos(\theta_0)</text:p>
      <text:p text:style-name="P11"/>
      <text:p text:style-name="P12">For each set of 3 points <text:span text:style-name="T6">\(i – 1, i, i + 1\) </text:span>that are not straight are considered to be a corner. For corner case a series of additional possible scenarios are present:</text:p>
      <text:p text:style-name="P12"/>
      <text:p text:style-name="P12">If the <text:span text:style-name="T6">\(i – 1, i + 1\) </text:span>points do not have evaporation. This middle point \(i\) is then averaged against it’s nearest neighbors.</text:p>
      <text:p text:style-name="P12"/>
      <text:p text:style-name="P12"><text:span text:style-name="T16">I</text:span>f the <text:span text:style-name="T6">\(i – 1, i + 1\) </text:span>points do have evaporation. The middle point \(i\) added thickness is added with respect to its nearest neighbors. Two line segments are formed from the <text:span text:style-name="T6">\(i – 1, i + 1\) </text:span>towards \(i\) to determine point surface angle to the raycast. Equation \ref{TODO} is used to determine the resulting points from either side of the corner. These points form a second pair of line segments that are reasonably cast out two times their size towards \(i\). A line intersection test of a similar method, (see \cite{TODO}), is used that is slightly more efficient as the assumption is made that the test will pass. Only under extremely small angles approaching normal (such as the cause of a rounded corner <text:span text:style-name="T15">with</text:span>) will the determined intersection not pass. In this event the smallest of the two calculated evaporation thicknesses is added to \(i\).</text:p>
      <text:p text:style-name="P12"/>
      <text:p text:style-name="P13">If the <text:span text:style-name="T6">\(i – 1 </text:span>or<text:span text:style-name="T6"> i + 1\) </text:span>do not have evaporation the \(i\) point must be preserved. In this scenario evaporation is happening against a corner at a sharp enough angle that one side is shaded receiving no evaporation. The corner point <text:span text:style-name="T18">\(i\)</text:span> must be added to the model along with a second point that contains the added evaporation. <text:span text:style-name="T17">The added evaporation again follows equation \ref{TODO}.</text:span></text:p>
      <text:p text:style-name="P13"/>
      <text:p text:style-name="P14">The total result then contains a similar list of points of what was introduced with additional length to track the later evaporation at a corner scenario. The model defines a grid space where no two points should exist closer than the given length. Typical lengths used for testing fall between 1 to 5 Angstroms <text:s/>as anything smaller would be non physical with respect to actual material size being added to the surface during the evaporation and anything larger would potentially loose details on the surface. The <text:soft-page-break/>model is then iterated over and a simple merge function is applied (still within the GPU). Where if the <text:span text:style-name="T6">\(i, i + 1\) </text:span>point of a model is less than the defined grid space. The resulting point \(i\) is then the average of <text:span text:style-name="T6">\(i – 1 </text:span>and<text:span text:style-name="T6"> i + 1\) </text:span>positions.</text:p>
      <text:p text:style-name="P14"/>
      <text:p text:style-name="P14">While this point merge is overly simplistic in approach it is critical in stopping the model from producing artifact shapes from the resulting intersection tests near extremely sharp angles approaching normal. It is important to note that this approach can be replaced with any desired approach to handle the surface of the model. The one chosen here for simplicity could easily be used inside the GPU and as such take advantage of the parallelization that is granted. This also demonstrates that even the simple approach to handling the surface allows for a good deal of accuracy in the final model against real evaporation profiles.</text:p>
      <text:p text:style-name="P14"/>
      <text:p text:style-name="P14">The resulting array of vertices is then checked if there is enough space to add more points to cast rays between any two existing vertices and the entire process starts over again with another intersection test.</text:p>
      <text:p text:style-name="P14"/>
      <text:p text:style-name="P14">All methods applied are carried out inside the GPU with the CPU only acting to serve to load and save data and to simply order the execution between methods. <text:span text:style-name="T19">Anaconda Python was used to initial iterate this concept to check validity. </text:span><text:span text:style-name="T20">The resulting code is supplied in the supplemental materials. It is stressed that this can be speed up significantly by moving away from Python and by having the methods used pass the resulting data directly to the next without copying in and out of the GPU at each method. This copying overhead is a result of using Numpy to handle the data. It allows for quickly writing code at the cost of speed. Which happens to be the basis of Python anyways. However, the methods applied in the GPU are written with minimally used Python as the .jit operator from Numba requirement. Thus the code is readily available to be converted into C++ with a syntax change. </text:span><text:span text:style-name="T21">The supplied GUI in the code is purely to assist with visualizing the evaporation during the execution of the function.</text:span></text:p>
      <text:p text:style-name="P12"/>
      <text:p text:style-name="P15">Finally, real model cross sections can be compared against this first iteration of simulating vacuum evaporation systems. Allowing for complex profiles, such as waves, to be modeled first before creation to help iterate to a final desired design. <text:span text:style-name="T22">Additional methods to assist with modeling speed (such as reducing the number of points at rounded corners) and checks against impossible shapes can be added as needed to improve accuracy of the model.</text:span></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1T12:41:42.562000000</meta:creation-date>
    <dc:date>2021-10-11T14:46:10.426000000</dc:date>
    <meta:editing-duration>PT1H53M59S</meta:editing-duration>
    <meta:editing-cycles>38</meta:editing-cycles>
    <meta:generator>LibreOffice/7.2.0.4$Windows_X86_64 LibreOffice_project/9a9c6381e3f7a62afc1329bd359cc48accb6435b</meta:generator>
    <meta:document-statistic meta:table-count="0" meta:image-count="0" meta:object-count="0" meta:page-count="3" meta:paragraph-count="23" meta:word-count="1753" meta:character-count="10000" meta:non-whitespace-character-count="8262"/>
  </office:meta>
</office:document-meta>
</file>